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f2b83" officeooo:paragraph-rsid="001f2b83"/>
    </style:style>
    <style:style style:name="P2" style:family="paragraph" style:parent-style-name="Heading_20_3">
      <style:text-properties style:font-name="Liberation Serif1"/>
    </style:style>
    <style:style style:name="P3" style:family="paragraph" style:parent-style-name="Standard">
      <style:text-properties officeooo:rsid="001f2b83" officeooo:paragraph-rsid="001f2b83"/>
    </style:style>
    <style:style style:name="P4" style:family="paragraph" style:parent-style-name="Standard">
      <style:text-properties fo:color="#069a2e" loext:opacity="100%" officeooo:rsid="001f2b83" officeooo:paragraph-rsid="001f2b83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7" style:family="paragraph" style:parent-style-name="Text_20_body">
      <style:text-properties fo:color="#000000" loext:opacity="100%"/>
    </style:style>
    <style:style style:name="P8" style:family="paragraph" style:parent-style-name="Text_20_body">
      <style:text-properties fo:language="bg" fo:country="BG"/>
    </style:style>
    <style:style style:name="P9" style:family="paragraph" style:parent-style-name="Text_20_body">
      <style:text-properties officeooo:paragraph-rsid="00210077"/>
    </style:style>
    <style:style style:name="P10" style:family="paragraph" style:parent-style-name="Text_20_body">
      <style:text-properties fo:color="#069a2e" loext:opacity="100%" officeooo:paragraph-rsid="00210077"/>
    </style:style>
    <style:style style:name="P11" style:family="paragraph" style:parent-style-name="Text_20_body">
      <style:text-properties officeooo:paragraph-rsid="0021ab3d"/>
    </style:style>
    <style:style style:name="T1" style:family="text">
      <style:text-properties fo:color="#0000cd" loext:opacity="100%"/>
    </style:style>
    <style:style style:name="T2" style:family="text">
      <style:text-properties fo:color="#ff0000" loext:opacity="100%"/>
    </style:style>
    <style:style style:name="T3" style:family="text">
      <style:text-properties style:text-position="33% 80%" style:font-name="Liberation Mono"/>
    </style:style>
    <style:style style:name="T4" style:family="text">
      <style:text-properties officeooo:rsid="001f2b83"/>
    </style:style>
    <style:style style:name="T5" style:family="text">
      <style:text-properties style:font-name="Liberation Mono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8000" loext:opacity="100%"/>
    </style:style>
    <style:style style:name="T8" style:family="text">
      <style:text-properties fo:color="#008000" loext:opacity="100%" officeooo:rsid="00210077"/>
    </style:style>
    <style:style style:name="T9" style:family="text">
      <style:text-properties officeooo:rsid="00210077"/>
    </style:style>
    <style:style style:name="T10" style:family="text">
      <style:text-properties fo:language="bg" fo:country="BG"/>
    </style:style>
    <style:style style:name="T11" style:family="text">
      <style:text-properties fo:language="bg" fo:country="BG" fo:font-style="italic" style:font-style-asian="italic" style:font-style-complex="italic"/>
    </style:style>
    <style:style style:name="T12" style:family="text">
      <style:text-properties fo:language="bg" fo:country="BG" officeooo:rsid="0021ab3d"/>
    </style:style>
    <style:style style:name="T13" style:family="text">
      <style:text-properties style:font-name="Liberation Serif" officeooo:rsid="00210077"/>
    </style:style>
    <style:style style:name="T14" style:family="text">
      <style:text-properties officeooo:rsid="0021ab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th</text:h>
      <text:p text:style-name="Horizontal_20_Line"/>
      <text:p text:style-name="P8">Python има набор от вградени математически функции, включително обширен математически модул, който ви позволява да изпълнявате математически <text:span text:style-name="T4">операции с</text:span> числа.</text:p>
      <text:p text:style-name="Horizontal_20_Line"/>
      <text:h text:style-name="Heading_20_2" text:outline-level="2">Built-in Math Functions<text:span text:style-name="T4"> - вградени математически функции</text:span></text:h>
      <text:p text:style-name="P8">Функциите <text:span text:style-name="T5">min()</text:span> и <text:span text:style-name="T5">max()</text:span> могат да се използват за намиране на най-ниската или най-високата стойност в итерируем<text:span text:style-name="T4"> обект</text:span>:</text:p>
      <text:h text:style-name="Heading_20_3" text:outline-level="3">Example</text:h>
      <text:p text:style-name="P7">x = <text:span text:style-name="T1">min</text:span>(<text:span text:style-name="T2">5</text:span>, <text:span text:style-name="T2">10</text:span>, <text:span text:style-name="T2">25</text:span>)<text:line-break/>y = <text:span text:style-name="T1">max</text:span>(<text:span text:style-name="T2">5</text:span>, <text:span text:style-name="T2">10</text:span>, <text:span text:style-name="T2">25</text:span>)<text:line-break/><text:span text:style-name="T1">print</text:span>(x)<text:line-break/><text:span text:style-name="T1">print</text:span>(y) </text:p>
      <text:p text:style-name="P8">Функцията <text:span text:style-name="T5">abs()</text:span> връща <text:span text:style-name="T6">абсолютната</text:span> (<text:span text:style-name="T6">положителна</text:span>) стойност на посоченото число:</text:p>
      <text:h text:style-name="Heading_20_3" text:outline-level="3">Example</text:h>
      <text:p text:style-name="P7">x = <text:span text:style-name="T1">abs</text:span>(-<text:span text:style-name="T2">7.25</text:span>)<text:line-break/><text:span text:style-name="T1">print</text:span>(x) </text:p>
      <text:p text:style-name="P5"><text:span text:style-name="T4">Функцията</text:span> <text:span text:style-name="Source_20_Text">pow(</text:span><text:span text:style-name="Source_20_Text"><text:span text:style-name="Emphasis">x</text:span></text:span><text:span text:style-name="Source_20_Text">, </text:span><text:span text:style-name="Source_20_Text"><text:span text:style-name="Emphasis">y</text:span></text:span><text:span text:style-name="Source_20_Text">)</text:span> <text:span text:style-name="T4">връща</text:span> <text:span text:style-name="T5">x</text:span> <text:span text:style-name="T4">на степен</text:span> <text:span text:style-name="T5">y</text:span> (<text:span text:style-name="T5">x</text:span><text:span text:style-name="T3">y</text:span>).</text:p>
      <text:h text:style-name="P2" text:outline-level="3">Example</text:h>
      <text:p text:style-name="Text_20_body"><text:span text:style-name="T4">Върнете 4 на трета степен</text:span> (<text:span text:style-name="T4">същото е</text:span> 4 * 4 * 4):</text:p>
      <text:p text:style-name="P6">x = <text:span text:style-name="T1">pow</text:span>(<text:span text:style-name="T2">4</text:span>, <text:span text:style-name="T2">3</text:span>)<text:line-break/><text:span text:style-name="T1">print</text:span>(x) </text:p>
      <text:p text:style-name="P4">резултат 64</text:p>
      <text:p text:style-name="P3"/>
      <text:h text:style-name="P1" text:outline-level="2">The Math Module<text:span text:style-name="T9"> - модул math</text:span></text:h>
      <text:p text:style-name="P8">Python също има вграден модул, наречен <text:span text:style-name="T5">math</text:span>, който разширява списъка от математически функции.</text:p>
      <text:p text:style-name="Text_20_body"><text:span text:style-name="T9">За да го използвате, просто импортирайте</text:span> <text:span text:style-name="Source_20_Text">math</text:span>:</text:p>
      <text:p text:style-name="P7"><text:span text:style-name="T1">import</text:span> math </text:p>
      <text:p text:style-name="Text_20_body"><text:span text:style-name="T9">Когато сте импортирали модула</text:span> <text:span text:style-name="Source_20_Text">math</text:span> module, <text:span text:style-name="T10">можете да започнете да използвате </text:span><text:span text:style-name="T11">методи</text:span><text:span text:style-name="T10"> и </text:span><text:span text:style-name="T11">константи</text:span><text:span text:style-name="T10"> на модула.</text:span></text:p>
      <text:p text:style-name="Text_20_body"><text:span text:style-name="T9">Методът</text:span> <text:span text:style-name="Source_20_Text">math.sqrt()</text:span> <text:span text:style-name="T10">например връща корен квадратен от число:</text:span></text:p>
      <text:h text:style-name="Heading_20_3" text:outline-level="3"><text:soft-page-break/>Example</text:h>
      <text:p text:style-name="P7"><text:span text:style-name="T1">import</text:span> math<text:line-break/>x = math.sqrt(<text:span text:style-name="T2">64</text:span>)<text:line-break/><text:span text:style-name="T1">print</text:span>(x) </text:p>
      <text:p text:style-name="P10"><text:span text:style-name="T5">sqrt()</text:span><text:span text:style-name="T9"> връща число с плаваща запетая!</text:span></text:p>
      <text:p text:style-name="P9"><text:span text:style-name="T9">Методът</text:span> <text:span text:style-name="Source_20_Text">math.ceil()</text:span> <text:span text:style-name="T10">закръгля число нагоре до най-близкото му цяло число, а методът</text:span> <text:span text:style-name="Source_20_Text">math.floor()</text:span> <text:span text:style-name="T10">закръгля число надолу до най-близкото му цяло число и връща резултата:</text:span></text:p>
      <text:h text:style-name="Heading_20_3" text:outline-level="3">Example</text:h>
      <text:p text:style-name="P7"><text:span text:style-name="T1">import</text:span> math<text:line-break/>x = math.ceil(<text:span text:style-name="T2">1.4</text:span>)<text:line-break/>y = math.floor(<text:span text:style-name="T2">1.4</text:span>)<text:line-break/><text:span text:style-name="T1">print</text:span>(x) <text:span text:style-name="T7"># </text:span><text:span text:style-name="T8">връща</text:span><text:span text:style-name="T7"> 2<text:line-break/></text:span><text:span text:style-name="T1">print</text:span>(y) <text:span text:style-name="T7"># </text:span><text:span text:style-name="T8">връща</text:span><text:span text:style-name="T7"> 1 </text:span></text:p>
      <text:p text:style-name="Text_20_body"><text:span text:style-name="T9">Константата</text:span> <text:span text:style-name="Source_20_Text">math.pi</text:span> <text:span text:style-name="T9">връща стойността на</text:span> <text:span text:style-name="T13">π</text:span> (3.14...):</text:p>
      <text:h text:style-name="Heading_20_3" text:outline-level="3">Example</text:h>
      <text:p text:style-name="P6"><text:span text:style-name="T1">import</text:span> math<text:line-break/>x = math.pi<text:line-break/><text:span text:style-name="T1">print</text:span>(x) </text:p>
      <text:p text:style-name="Horizontal_20_Line"/>
      <text:h text:style-name="Heading_20_2" text:outline-level="2">Complete Math Module Reference<text:line-break/><text:span text:style-name="T10">Пълен справочник на математическия модул</text:span><text:span text:style-name="T12">:</text:span></text:h>
      <text:p text:style-name="P11"><text:span text:style-name="T14">В нашия</text:span> <text:a xlink:type="simple" xlink:href="https://www.w3schools.com/python/module_math.asp" text:style-name="Internet_20_link" text:visited-style-name="Visited_20_Internet_20_Link">Math Module Reference</text:a> y<text:span text:style-name="T10">ще намерите пълна справка за всички методи и константи, които принадлежат на модула Math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0:28:19.377949379</meta:creation-date>
    <dc:date>2023-02-05T00:52:39.963410722</dc:date>
    <meta:editing-duration>PT3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250" meta:character-count="1614" meta:non-whitespace-character-count="1388"/>
  </office:meta>
</office:document-meta>
</file>